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Wrapper.setLogWriter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getLogi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aliburDataSourceFactory.initialize( Map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caliburDataSourceFactory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DataSourceWrapper( DataSourceCompone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setLoginTimeout( int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getConnectio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isWrapperFor(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unwrap(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